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4649776424930465398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</text:list>
      <text:p text:style-name="P1"><text:s/></text:p>
      <text:p text:style-name="P1">See <text:a xlink:type="simple" xlink:href="http://www.aavso.org/vstar-plugin-library"><text:span text:style-name="T1">http</text:span></text:a><text:a xlink:type="simple" xlink:href="http://www.aavso.org/vstar-plugin-library"><text:span text:style-name="T1">://</text:span></text:a><text:a xlink:type="simple" xlink:href="http://www.aavso.org/vstar-plugin-library"><text:span text:style-name="T1">www</text:span></text:a><text:a xlink:type="simple" xlink:href="http://www.aavso.org/vstar-plugin-library"><text:span text:style-name="T1">.</text:span></text:a><text:a xlink:type="simple" xlink:href="http://www.aavso.org/vstar-plugin-library"><text:span text:style-name="T1">aavso</text:span></text:a><text:a xlink:type="simple" xlink:href="http://www.aavso.org/vstar-plugin-library"><text:span text:style-name="T1">.</text:span></text:a><text:a xlink:type="simple" xlink:href="http://www.aavso.org/vstar-plugin-library"><text:span text:style-name="T1">org</text:span></text:a><text:a xlink:type="simple" xlink:href="http://www.aavso.org/vstar-plugin-library"><text:span text:style-name="T1">/</text:span></text:a><text:a xlink:type="simple" xlink:href="http://www.aavso.org/vstar-plugin-library"><text:span text:style-name="T1">vstar</text:span></text:a><text:a xlink:type="simple" xlink:href="http://www.aavso.org/vstar-plugin-library"><text:span text:style-name="T1">-</text:span></text:a><text:a xlink:type="simple" xlink:href="http://www.aavso.org/vstar-plugin-library"><text:span text:style-name="T1">plugin</text:span></text:a><text:a xlink:type="simple" xlink:href="http://www.aavso.org/vstar-plugin-library"><text:span text:style-name="T1">-</text:span></text:a><text:a xlink:type="simple" xlink:href="http://www.aavso.org/vstar-plugin-library"><text:span text:style-name="T1">library</text:span></text:a> for details of how to install plug-ins.</text:p>
      <text:p text:style-name="P1"/>
      <text:p text:style-name="P1">Follow these links to learn about how to develop plug-ins for VStar:</text:p>
      <text:p text:style-name="P1"/>
      <text:list xml:id="list3165085875081320423" text:style-name="LS2">
        <text:list-item>
          <text:p text:style-name="P4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4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</meta:editing-cycles>
    <dc:date>2013-09-24T21:38:10</dc:date>
    <meta:editing-duration>PT46S</meta:editing-duration>
    <meta:document-statistic meta:table-count="0" meta:image-count="0" meta:object-count="0" meta:page-count="1" meta:paragraph-count="13" meta:word-count="101" meta:character-count="764"/>
  </office:meta>
</office:document-meta>
</file>